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Verdana" svg:font-family="Verdana"/>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a1d13" officeooo:paragraph-rsid="001a1d13"/>
    </style:style>
    <style:style style:name="P2" style:family="paragraph" style:parent-style-name="Standard">
      <style:text-properties officeooo:rsid="001a1d13" officeooo:paragraph-rsid="001af266"/>
    </style:style>
    <style:style style:name="P3" style:family="paragraph" style:parent-style-name="Standard">
      <style:text-properties officeooo:rsid="001a1d13" officeooo:paragraph-rsid="001e8a4c"/>
    </style:style>
    <style:style style:name="P4" style:family="paragraph" style:parent-style-name="Standard">
      <style:text-properties fo:font-weight="bold" officeooo:rsid="001b5585" officeooo:paragraph-rsid="001b5585" style:font-weight-asian="bold" style:font-weight-complex="bold"/>
    </style:style>
    <style:style style:name="P5" style:family="paragraph" style:parent-style-name="Standard">
      <style:text-properties officeooo:rsid="001b5585" officeooo:paragraph-rsid="001b5585"/>
    </style:style>
    <style:style style:name="P6" style:family="paragraph" style:parent-style-name="Standard">
      <style:text-properties fo:font-weight="normal" officeooo:rsid="001b5585" officeooo:paragraph-rsid="001b5585" style:font-weight-asian="normal" style:font-weight-complex="normal"/>
    </style:style>
    <style:style style:name="P7" style:family="paragraph" style:parent-style-name="Standard">
      <style:text-properties fo:font-weight="normal" officeooo:rsid="001a1d13" officeooo:paragraph-rsid="001a1d13" style:font-weight-asian="normal" style:font-weight-complex="normal"/>
    </style:style>
    <style:style style:name="P8" style:family="paragraph" style:parent-style-name="Standard">
      <style:text-properties fo:font-weight="normal" officeooo:rsid="001e8a4c" officeooo:paragraph-rsid="002264c9" style:font-weight-asian="normal" style:font-weight-complex="normal"/>
    </style:style>
    <style:style style:name="P9" style:family="paragraph" style:parent-style-name="Standard">
      <style:text-properties fo:font-weight="normal" officeooo:rsid="00217086" officeooo:paragraph-rsid="002264c9" style:font-weight-asian="normal" style:font-weight-complex="normal"/>
    </style:style>
    <style:style style:name="P10" style:family="paragraph" style:parent-style-name="Standard">
      <style:text-properties fo:font-weight="normal" officeooo:rsid="002264c9" officeooo:paragraph-rsid="002264c9" style:font-weight-asian="normal" style:font-weight-complex="normal"/>
    </style:style>
    <style:style style:name="P11" style:family="paragraph" style:parent-style-name="Standard">
      <style:text-properties officeooo:rsid="001ae94a" officeooo:paragraph-rsid="001e8a4c"/>
    </style:style>
    <style:style style:name="P12" style:family="paragraph" style:parent-style-name="Standard">
      <style:text-properties officeooo:rsid="002264c9" officeooo:paragraph-rsid="002264c9"/>
    </style:style>
    <style:style style:name="P13" style:family="paragraph" style:parent-style-name="Standard">
      <style:text-properties fo:font-weight="normal" officeooo:rsid="001e8a4c" officeooo:paragraph-rsid="001a1d13" style:font-weight-asian="normal" style:font-weight-complex="normal"/>
    </style:style>
    <style:style style:name="P14" style:family="paragraph" style:parent-style-name="Text_20_body">
      <style:text-properties fo:font-weight="normal"/>
    </style:style>
    <style:style style:name="P15" style:family="paragraph" style:parent-style-name="Text_20_body">
      <style:paragraph-properties fo:margin-top="0in" fo:margin-bottom="0in" style: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6" style:family="paragraph" style:parent-style-name="Text_20_body">
      <style:paragraph-properties fo:margin-top="0in" fo:margin-bottom="0in" style: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style:style>
    <style:style style:name="P17" style:family="paragraph" style:parent-style-name="Text_20_body">
      <style:paragraph-properties fo:margin-top="0in" fo:margin-bottom="0in" style:contextual-spacing="false" fo:line-height="120%" style:writing-mode="lr-tb"/>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style:style>
    <style:style style:name="P18" style:family="paragraph" style:parent-style-name="Text_20_body">
      <style:paragraph-properties fo:margin-top="0in" fo:margin-bottom="0in" style:contextual-spacing="false" fo:line-height="138%" style:writing-mode="lr-tb"/>
      <style:text-properties fo:font-variant="normal" fo:text-transform="none" fo:color="#000000" style:text-line-through-style="none" style:text-line-through-type="none" style:font-name="Arial" fo:font-size="14pt" fo:font-style="normal" style:text-underline-style="none" fo:font-weight="bold" style:text-blinking="false" fo:background-color="transparent"/>
    </style:style>
    <style:style style:name="P19" style:family="paragraph" style:parent-style-name="Text_20_body">
      <style:paragraph-properties fo:margin-top="0in" fo:margin-bottom="0in" style:contextual-spacing="false" fo:line-height="120%" style:writing-mode="lr-tb"/>
      <style:text-properties fo:font-variant="normal" fo:text-transform="none" fo:color="#000000" style:text-line-through-style="none" style:text-line-through-type="none" style:font-name="Arial" fo:font-size="14pt" fo:font-style="normal" style:text-underline-style="none" fo:font-weight="bold" style:text-blinking="false" fo:background-color="transparent"/>
    </style:style>
    <style:style style:name="P20" style:family="paragraph" style:parent-style-name="Text_20_body">
      <style:paragraph-properties fo:margin-top="0in" fo:margin-bottom="0in" style:contextual-spacing="false" fo:line-height="138%" style:writing-mode="lr-tb"/>
      <style:text-properties fo:font-variant="normal" fo:text-transform="none" fo:color="#000000" style:text-line-through-style="none" style:text-line-through-type="none" style:font-name="Arial" fo:font-size="14pt" fo:font-style="normal" style:text-underline-style="none" fo:font-weight="normal" style:text-blinking="false" fo:background-color="transparent"/>
    </style:style>
    <style:style style:name="P21" style:family="paragraph" style:parent-style-name="Text_20_body">
      <style:paragraph-properties fo:margin-top="0in" fo:margin-bottom="0in" style:contextual-spacing="false" fo:line-height="138%" style:writing-mode="lr-tb"/>
      <style:text-properties fo:font-variant="normal" fo:text-transform="none" fo:color="#aa6666" style:text-line-through-style="none" style:text-line-through-type="none" style:font-name="Arial" fo:font-size="11pt" fo:font-style="normal" style:text-underline-style="none" fo:font-weight="normal" style:text-blinking="false" fo:background-color="#ffffff"/>
    </style:style>
    <style:style style:name="P22" style:family="paragraph" style:parent-style-name="Text_20_body">
      <style:paragraph-properties fo:margin-top="0in" fo:margin-bottom="0in" style:contextual-spacing="false" fo:line-height="138%" style:writing-mode="lr-tb"/>
      <style:text-properties fo:font-weight="normal"/>
    </style:style>
    <style:style style:name="P23" style:family="paragraph" style:parent-style-name="Text_20_body">
      <style:paragraph-properties fo:margin-top="0in" fo:margin-bottom="0in" style:contextual-spacing="false" fo:line-height="120%" style:writing-mode="lr-tb"/>
      <style:text-properties fo:font-weight="normal"/>
    </style:style>
    <style:style style:name="P24" style:family="paragraph" style:parent-style-name="Text_20_body">
      <style:paragraph-properties fo:margin-left="0in" fo:margin-right="0in" fo:margin-top="0in" fo:margin-bottom="0in" style:contextual-spacing="false" fo:line-height="138%" fo:text-indent="0.5in" style:auto-text-indent="false" style:writing-mode="lr-tb"/>
      <style:text-properties fo:font-weight="normal"/>
    </style:style>
    <style:style style:name="P25" style:family="paragraph" style:parent-style-name="Text_20_body">
      <style:paragraph-properties fo:margin-left="0in" fo:margin-right="0in" fo:margin-top="0in" fo:margin-bottom="0in" style:contextual-spacing="false" fo:line-height="138%" fo:text-indent="0.5in" style:auto-text-indent="false" style:writing-mode="lr-tb"/>
      <style:text-properties fo:font-variant="normal" fo:text-transform="none" fo:color="#aa6666" style:text-line-through-style="none" style:text-line-through-type="none" style:font-name="Arial" fo:font-size="11pt" fo:font-style="normal" style:text-underline-style="none" fo:font-weight="normal" style:text-blinking="false" fo:background-color="#ffffff"/>
    </style:style>
    <style:style style:name="P26" style:family="paragraph" style:parent-style-name="Text_20_body">
      <style:paragraph-properties fo:margin-top="0in" fo:margin-bottom="0.1665in" style:contextual-spacing="false" fo:line-height="138%" fo:background-color="#f6f6f6" style:writing-mode="lr-tb">
        <style:background-image/>
      </style:paragraph-properties>
      <style:text-properties fo:font-variant="normal" fo:text-transform="none" fo:color="#3f3f3f" style:text-line-through-style="none" style:text-line-through-type="none" style:font-name="Arial" fo:font-size="11pt" fo:font-style="normal" style:text-underline-style="none" fo:font-weight="normal" style:text-blinking="false" fo:background-color="transparent"/>
    </style:style>
    <style:style style:name="P27" style:family="paragraph" style:parent-style-name="Text_20_body">
      <style:paragraph-properties fo:margin-top="0in" fo:margin-bottom="0.1665in" style:contextual-spacing="false" fo:line-height="138%" fo:text-align="justify" style:justify-single-word="false" fo:background-color="#f6f6f6" style:writing-mode="lr-tb">
        <style:background-image/>
      </style:paragraph-properties>
      <style:text-properties fo:font-variant="normal" fo:text-transform="none" fo:color="#3f3f3f" style:text-line-through-style="none" style:text-line-through-type="none" style:font-name="Arial" fo:font-size="11pt" fo:font-style="normal" style:text-underline-style="none" fo:font-weight="normal" style:text-blinking="false" fo:background-color="transparent"/>
    </style:style>
    <style:style style:name="P28" style:family="paragraph" style:parent-style-name="Text_20_body">
      <style:paragraph-properties fo:margin-top="0in" fo:margin-bottom="0.1528in" style:contextual-spacing="false" fo:line-height="174%" style:writing-mode="lr-tb"/>
      <style:text-properties fo:font-weight="normal"/>
    </style:style>
    <style:style style:name="T1" style:family="text">
      <style:text-properties fo:font-weight="bold" style:font-weight-asian="bold" style:font-weight-complex="bold"/>
    </style:style>
    <style:style style:name="T2" style:family="text">
      <style:text-properties fo:font-weight="bold" officeooo:rsid="002264c9"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1af266" style:font-weight-asian="normal" style:font-weight-complex="normal"/>
    </style:style>
    <style:style style:name="T5" style:family="text">
      <style:text-properties officeooo:rsid="001ae94a"/>
    </style:style>
    <style:style style:name="T6" style:family="text">
      <style:text-properties officeooo:rsid="001af266"/>
    </style:style>
    <style:style style:name="T7" style:family="text">
      <style:text-properties officeooo:rsid="001b6690"/>
    </style:style>
    <style:style style:name="T8" style:family="text">
      <style:text-properties officeooo:rsid="0021aa8e"/>
    </style:style>
    <style:style style:name="T9" style:family="text">
      <style:text-properties officeooo:rsid="002264c9"/>
    </style:style>
    <style:style style:name="T10" style:family="text">
      <style:text-properties officeooo:rsid="0024d897"/>
    </style:style>
    <style:style style:name="T11" style:family="text">
      <style:text-properties fo:font-variant="normal" fo:text-transform="none" fo:color="#000000" style:text-line-through-style="none" style:text-line-through-type="none" style:font-name="Arial" fo:font-size="11pt" fo:font-style="normal" style:text-underline-style="none" style:text-blinking="false" fo:background-color="transparent" loext:char-shading-value="0"/>
    </style:style>
    <style:style style:name="T12" style:family="text">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loext:char-shading-value="0"/>
    </style:style>
    <style:style style:name="T13" style:family="text">
      <style:text-properties fo:font-variant="normal" fo:text-transform="none" fo:color="#000000" style:text-line-through-style="none" style:text-line-through-type="none" style:font-name="Arial" fo:font-size="14pt" fo:font-style="normal" style:text-underline-style="none" style:text-blinking="false" fo:background-color="transparent" loext:char-shading-value="0"/>
    </style:style>
    <style:style style:name="T14" style:family="text">
      <style:text-properties fo:font-variant="normal" fo:text-transform="none" fo:color="#000000" style:text-line-through-style="none" style:text-line-through-type="none" style:font-name="Arial" fo:font-size="14pt" fo:font-style="normal" style:text-underline-style="none" fo:font-weight="bold" style:text-blinking="false" fo:background-color="transparent" loext:char-shading-value="0"/>
    </style:style>
    <style:style style:name="T15"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16" style:family="text">
      <style:text-properties fo:font-variant="normal" fo:text-transform="none" fo:color="#aa6666" style:text-line-through-style="none" style:text-line-through-type="none" style:font-name="Arial" fo:font-size="11pt" fo:font-style="normal" style:text-underline-style="none" style:text-blinking="false" fo:background-color="#ffffff" loext:char-shading-value="0"/>
    </style:style>
    <style:style style:name="T17" style:family="text">
      <style:text-properties fo:font-variant="normal" fo:text-transform="none" fo:color="#aa6666" style:text-line-through-style="none" style:text-line-through-type="none" style:text-underline-style="none" style:text-blinking="false" fo:background-color="#ffffff" loext:char-shading-value="0"/>
    </style:style>
    <style:style style:name="T18" style:family="text">
      <style:text-properties fo:font-variant="normal" fo:text-transform="none" fo:color="#333333" style:text-line-through-style="none" style:text-line-through-type="none" style:font-name="Verdana" fo:font-size="11pt" fo:font-style="normal" style:text-underline-style="none" style:text-blinking="false" fo:background-color="transparent" loext:char-shading-value="0"/>
    </style:style>
    <style:style style:name="T19" style:family="text">
      <style:text-properties fo:font-variant="normal" fo:text-transform="none" fo:color="#333333" style:text-line-through-style="none" style:text-line-through-type="none" style:font-name="Verdana" fo:font-size="11pt" fo:font-style="normal" style:text-underline-style="none" fo:font-weight="normal" style:text-blinking="false" fo:background-color="transparent" loext:char-shading-value="0"/>
    </style:style>
    <style:style style:name="T20" style:family="text">
      <style:text-properties fo:font-variant="normal" fo:text-transform="none" fo:color="#333333" style:text-line-through-style="none" style:text-line-through-type="none" style:text-underline-style="none" style:text-blinking="false" fo:background-color="transparent"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bookmark text:name="docs-internal-guid-0a52721e-e4e8-ad6b-1f6b-435a87e5c751"/></text:p>
      <text:p text:style-name="P15">ESP thực hiện theo thứ tự sau</text:p>
      <text:p text:style-name="Text_20_body"/>
      <text:p text:style-name="P15">1: tạo smart config theo ý 1 câu 1 (cần chú ý lưu ý của họ là yêu cầu reset esp để luôn bắt người dùng chọn wifi khi lần đầu chạy)</text:p>
      <text:p text:style-name="Text_20_body"/>
      <text:p text:style-name="P15">2: viết các hàm đọc dữ liệu từ cảm biến, hiển thị dữ liệu nhiệt độ, độ ẩm lên OLED</text:p>
      <text:p text:style-name="Text_20_body"/>
      <text:p text:style-name="P15">3. đóng gói dữ liệu theo định dạng dưới và gửi lên topic icse/data</text:p>
      <text:p text:style-name="P15">Lưu ý: cần khai báo tên (name) của từng loại cảm biến, các tên cần phải khác nhau. </text:p>
      <text:p text:style-name="P15">Do cảm biến DHt11 đo được cả nhiệt độ, độ ẩm nên cần tách name thành 2 tên lưu khác nhau là DHT11-t và DHT11-h</text:p>
      <text:p text:style-name="P16">{</text:p>
      <text:p text:style-name="P16">macAddr: "", </text:p>
      <text:p text:style-name="P16">sensorsData: [</text:p>
      <text:p text:style-name="P22"><text:span text:style-name="T12">{name: "DHT11-t", value: 24},</text:span><text:span text:style-name="T15"> </text:span><text:span text:style-name="T12">// value của nhiệt độ</text:span></text:p>
      <text:p text:style-name="P22"><text:span text:style-name="T12">{name: "DHT11-h", value: 60},</text:span><text:span text:style-name="T15"> </text:span><text:span text:style-name="T12">// value của độ ẩm</text:span></text:p>
      <text:p text:style-name="P22"><text:span text:style-name="T12">{name: "BH1750", value: 6000},</text:span><text:span text:style-name="T15"> </text:span><text:span text:style-name="T12">// value của ánh sáng</text:span></text:p>
      <text:p text:style-name="P22"><text:span text:style-name="T12">{name: "HC-SR501", value: true},</text:span><text:span text:style-name="T15"> </text:span><text:span text:style-name="T12">// value của chuyển động</text:span></text:p>
      <text:p text:style-name="P16">]</text:p>
      <text:p text:style-name="P16">}</text:p>
      <text:p text:style-name="Text_20_body"/>
      <text:p text:style-name="P22"><text:span text:style-name="T11">Điều khiển đèn led khi nhận lại được định dạng message trên topic </text:span><text:span text:style-name="T12">icse/MAC/action</text:span></text:p>
      <text:p text:style-name="P17">{</text:p>
      <text:p text:style-name="P23"><text:span text:style-name="T12">type: </text:span><text:span text:style-name="T11">"</text:span><text:span text:style-name="T12">ledAction</text:span><text:span text:style-name="T11">"</text:span><text:span text:style-name="T12">,</text:span></text:p>
      <text:p text:style-name="P23"><text:span text:style-name="T12">greenLed: </text:span><text:span text:style-name="T11">"</text:span><text:span text:style-name="T12">ON/OFF</text:span><text:span text:style-name="T11">"</text:span><text:span text:style-name="T12">,</text:span></text:p>
      <text:p text:style-name="P23"><text:span text:style-name="T12">redLed: </text:span><text:span text:style-name="T11">"</text:span><text:span text:style-name="T12">ON/OFF</text:span><text:span text:style-name="T11">"</text:span><text:span text:style-name="T12">,</text:span></text:p>
      <text:p text:style-name="P23"><text:span text:style-name="T12">yellowLed: </text:span><text:span text:style-name="T11">"</text:span><text:span text:style-name="T12">ON/OFF</text:span><text:span text:style-name="T11">"</text:span></text:p>
      <text:p text:style-name="P17">}</text:p>
      <text:p text:style-name="Text_20_body"/>
      <text:p text:style-name="P15">4. khi chạy lần đầu firmware thì gửi thông tin đăng kí thiết bị và sensor lên topic icse/newDevice với định dạng:</text:p>
      <text:p text:style-name="Text_20_body"/>
      <text:p text:style-name="P16">{</text:p>
      <text:p text:style-name="P22"><text:span text:style-name="T12">macAddr: </text:span><text:span text:style-name="T11">"</text:span><text:span text:style-name="T12">5C:3B:1A:16:2A</text:span><text:span text:style-name="T11">"</text:span><text:span text:style-name="T12">,</text:span></text:p>
      <text:p text:style-name="P22"><text:span text:style-name="T12">type: </text:span><text:span text:style-name="T11">"</text:span><text:span text:style-name="T12">ESP8266</text:span><text:span text:style-name="T11">"</text:span><text:span text:style-name="T12">,</text:span></text:p>
      <text:p text:style-name="P16">sensors: [</text:p>
      <text:p text:style-name="P22"><text:span text:style-name="T12">{ name: </text:span><text:span text:style-name="T11">"</text:span><text:span text:style-name="T12">DHT11-t</text:span><text:span text:style-name="T11">"</text:span><text:span text:style-name="T12">, unit: </text:span><text:span text:style-name="T11">"</text:span><text:span text:style-name="T12">C</text:span><text:span text:style-name="T11">"</text:span><text:span text:style-name="T12">},</text:span></text:p>
      <text:p text:style-name="P22"><text:span text:style-name="T12">{ name: </text:span><text:span text:style-name="T11">"</text:span><text:span text:style-name="T12">DHT11-h</text:span><text:span text:style-name="T11">"</text:span><text:span text:style-name="T12">, unit: </text:span><text:span text:style-name="T11">"</text:span><text:span text:style-name="T12">%</text:span><text:span text:style-name="T11">"</text:span><text:span text:style-name="T12">},</text:span></text:p>
      <text:p text:style-name="P22"><text:span text:style-name="T12">{ name: </text:span><text:span text:style-name="T11">"</text:span><text:span text:style-name="T12">BH1750</text:span><text:span text:style-name="T11">"</text:span><text:span text:style-name="T12">, unit: </text:span><text:span text:style-name="T11">"</text:span><text:span text:style-name="T12">Lux</text:span><text:span text:style-name="T11">"</text:span><text:span text:style-name="T12">},</text:span></text:p>
      <text:p text:style-name="P22"><text:soft-page-break/><text:span text:style-name="T12">{ name: </text:span><text:span text:style-name="T11">"</text:span><text:span text:style-name="T12">HC-SR501</text:span><text:span text:style-name="T11">"</text:span><text:span text:style-name="T12">, unit: </text:span><text:span text:style-name="T11">""</text:span><text:span text:style-name="T12">}</text:span></text:p>
      <text:p text:style-name="P16">]</text:p>
      <text:p text:style-name="P16">}</text:p>
      <text:p text:style-name="Text_20_body"/>
      <text:p text:style-name="P15">(Lưu ý: các name là tên của các sensor và phải khác nhau trong cùng 1 device)</text:p>
      <text:p text:style-name="Text_20_body"/>
      <text:p text:style-name="P15">(HC-SR501 là cảm biến chuyển động nên không có đơn vị).</text:p>
      <text:p text:style-name="Text_20_body"/>
      <text:p text:style-name="P22"><text:span text:style-name="T11">gửi thông tin đăng kí trên mỗi 10s 1 lần cho tới khi nhận lại được thông điệp trên topic </text:span><text:span text:style-name="T12">icse/MAC/action:</text:span></text:p>
      <text:p text:style-name="Text_20_body"/>
      <text:p text:style-name="P17">{</text:p>
      <text:p text:style-name="P17">type: "register", status: "OK"</text:p>
      <text:p text:style-name="P17">}</text:p>
      <text:p text:style-name="P14"><text:line-break/></text:p>
      <text:p text:style-name="P18">Câu 2: </text:p>
      <text:p text:style-name="P18">1. cách thức truyền nhận dữ liệu, bao gồm các topic và định dạng message trên MQTT</text:p>
      <text:p text:style-name="Text_20_body"/>
      <text:p text:style-name="P22"><text:span text:style-name="T12">icse/data </text:span><text:span text:style-name="T11">từ ESP gửi lên Node-red với định dạng:</text:span></text:p>
      <text:p text:style-name="Text_20_body"/>
      <text:p text:style-name="P16">{</text:p>
      <text:p text:style-name="P16">macAddr: "", </text:p>
      <text:p text:style-name="P16">sensorsData: [</text:p>
      <text:p text:style-name="P22"><text:span text:style-name="T12">{name: "DHT11-t", value: 24},</text:span><text:span text:style-name="T15"> </text:span><text:span text:style-name="T12">// value của nhiệt độ</text:span></text:p>
      <text:p text:style-name="P22"><text:span text:style-name="T12">{name: "DHT11-h", value: 60},</text:span><text:span text:style-name="T15"> </text:span><text:span text:style-name="T12">// value của độ ẩm</text:span></text:p>
      <text:p text:style-name="P22"><text:span text:style-name="T12">{name: "BH1750", value: 6000},</text:span><text:span text:style-name="T15"> </text:span><text:span text:style-name="T12">// value của ánh sáng</text:span></text:p>
      <text:p text:style-name="P22"><text:span text:style-name="T12">{name: "HC-SR501", value: true},</text:span><text:span text:style-name="T15"> </text:span><text:span text:style-name="T12">// value của chuyển động</text:span></text:p>
      <text:p text:style-name="P16">]</text:p>
      <text:p text:style-name="P16">}</text:p>
      <text:p text:style-name="Text_20_body"/>
      <text:p text:style-name="P22"><text:span text:style-name="T12">icse/MAC/action</text:span><text:span text:style-name="T15"> </text:span><text:span text:style-name="T11">gửi từ Node-red tới ESP với 2 định dạng:</text:span></text:p>
      <text:p text:style-name="Text_20_body"/>
      <text:p text:style-name="P17">{</text:p>
      <text:p text:style-name="P23"><text:span text:style-name="T12">type: </text:span><text:span text:style-name="T11">"</text:span><text:span text:style-name="T12">register</text:span><text:span text:style-name="T11">"</text:span><text:span text:style-name="T12">, status: </text:span><text:span text:style-name="T11">"</text:span><text:span text:style-name="T12">OK</text:span><text:span text:style-name="T11">"</text:span></text:p>
      <text:p text:style-name="P17">}</text:p>
      <text:p text:style-name="Text_20_body"/>
      <text:p text:style-name="P17"><text:soft-page-break/>{</text:p>
      <text:p text:style-name="P23"><text:span text:style-name="T12">type: </text:span><text:span text:style-name="T11">"</text:span><text:span text:style-name="T12">ledAction</text:span><text:span text:style-name="T11">"</text:span><text:span text:style-name="T12">,</text:span></text:p>
      <text:p text:style-name="P23"><text:span text:style-name="T12">greenLed: </text:span><text:span text:style-name="T11">"</text:span><text:span text:style-name="T12">ON/OFF</text:span><text:span text:style-name="T11">"</text:span><text:span text:style-name="T12">,</text:span></text:p>
      <text:p text:style-name="P23"><text:span text:style-name="T12">redLed: </text:span><text:span text:style-name="T11">"</text:span><text:span text:style-name="T12">ON/OFF</text:span><text:span text:style-name="T11">"</text:span><text:span text:style-name="T12">,</text:span></text:p>
      <text:p text:style-name="P23"><text:span text:style-name="T12">yellowLed: </text:span><text:span text:style-name="T11">"</text:span><text:span text:style-name="T12">ON/OFF</text:span><text:span text:style-name="T11">"</text:span></text:p>
      <text:p text:style-name="P17">}</text:p>
      <text:p text:style-name="Text_20_body"/>
      <text:p text:style-name="P16">icse/newDevice</text:p>
      <text:p text:style-name="Text_20_body"/>
      <text:p text:style-name="P16">{</text:p>
      <text:p text:style-name="P22"><text:span text:style-name="T12">macAddr: </text:span><text:span text:style-name="T11">"</text:span><text:span text:style-name="T12">5C:3B:1A:16:2A</text:span><text:span text:style-name="T11">"</text:span><text:span text:style-name="T12">,</text:span></text:p>
      <text:p text:style-name="P22"><text:span text:style-name="T12">type: </text:span><text:span text:style-name="T11">"</text:span><text:span text:style-name="T12">ESP8266</text:span><text:span text:style-name="T11">"</text:span><text:span text:style-name="T12">,</text:span></text:p>
      <text:p text:style-name="P16">sensors: [</text:p>
      <text:p text:style-name="P22"><text:span text:style-name="T12">{ name: </text:span><text:span text:style-name="T11">"</text:span><text:span text:style-name="T12">DHT11-t</text:span><text:span text:style-name="T11">"</text:span><text:span text:style-name="T12">, unit: </text:span><text:span text:style-name="T11">"</text:span><text:span text:style-name="T12">C</text:span><text:span text:style-name="T11">"</text:span><text:span text:style-name="T12">},</text:span></text:p>
      <text:p text:style-name="P22"><text:span text:style-name="T12">{ name: </text:span><text:span text:style-name="T11">"</text:span><text:span text:style-name="T12">DHT11-h</text:span><text:span text:style-name="T11">"</text:span><text:span text:style-name="T12">, unit: </text:span><text:span text:style-name="T11">"</text:span><text:span text:style-name="T12">%</text:span><text:span text:style-name="T11">"</text:span><text:span text:style-name="T12">},</text:span></text:p>
      <text:p text:style-name="P22"><text:span text:style-name="T12">{ name: </text:span><text:span text:style-name="T11">"</text:span><text:span text:style-name="T12">BH1750</text:span><text:span text:style-name="T11">"</text:span><text:span text:style-name="T12">, unit: </text:span><text:span text:style-name="T11">"</text:span><text:span text:style-name="T12">Lux</text:span><text:span text:style-name="T11">"</text:span><text:span text:style-name="T12">},</text:span></text:p>
      <text:p text:style-name="P22"><text:span text:style-name="T12">{ name: </text:span><text:span text:style-name="T11">"</text:span><text:span text:style-name="T12">HC-SR501</text:span><text:span text:style-name="T11">"</text:span><text:span text:style-name="T12">, unit: </text:span><text:span text:style-name="T11">""</text:span><text:span text:style-name="T12">}</text:span></text:p>
      <text:p text:style-name="P16">]</text:p>
      <text:p text:style-name="P16">}</text:p>
      <text:p text:style-name="Text_20_body"/>
      <text:p text:style-name="P19">2. Thiết kế cơ sở dữ liệu để lưu trữ dữ liệu từ các sensors:</text:p>
      <text:p text:style-name="Text_20_body"/>
      <text:p text:style-name="P22"><text:span text:style-name="T14">MySQL:</text:span><text:span text:style-name="T15"> </text:span><text:span text:style-name="T13">tên database: </text:span><text:span text:style-name="T14">icse_iot</text:span></text:p>
      <text:p text:style-name="P18">User: root - Pass: icse2017</text:p>
      <text:p text:style-name="P15">Các bảng trong mysql: </text:p>
      <text:p text:style-name="P15">" " </text:p>
      <text:p text:style-name="P16">device:</text:p>
      <text:p text:style-name="P16">macAdrr | type | created_at | status</text:p>
      <text:p text:style-name="P15">Trong đó: primary key (macAddr)</text:p>
      <text:p text:style-name="P21">CREATE TABLE device (</text:p>
      <text:p text:style-name="P24"><text:span text:style-name="T16">macAddr VARCHAR(30) NOT NULL,</text:span></text:p>
      <text:p text:style-name="P24"><text:span text:style-name="T16">type</text:span><text:span text:style-name="T17"> </text:span><text:span text:style-name="T16">VARCHAR(10) NOT NULL,</text:span></text:p>
      <text:p text:style-name="P24"><text:span text:style-name="T16">status VARCHAR(50) NOT NULL,</text:span></text:p>
      <text:p text:style-name="P24"><text:span text:style-name="T16">created_at DATETIME NOT NULL,</text:span></text:p>
      <text:p text:style-name="P25">PRIMARY KEY (macAddr)</text:p>
      <text:p text:style-name="P21">)</text:p>
      <text:p text:style-name="P14"><text:line-break/><text:line-break/><text:line-break/><text:line-break/><text:soft-page-break/><text:line-break/></text:p>
      <text:p text:style-name="P16">sensor:</text:p>
      <text:p text:style-name="P16">macAddr | name | unit | created_at | status </text:p>
      <text:p text:style-name="P15">Trong đó: primary key (macAddr, name)</text:p>
      <text:p text:style-name="P21">CREATE TABLE sensor (</text:p>
      <text:p text:style-name="P24"><text:span text:style-name="T16">name VARCHAR(30) NOT NULL,</text:span></text:p>
      <text:p text:style-name="P24"><text:span text:style-name="T16">macAddr VARCHAR(30) NOT NULL,</text:span></text:p>
      <text:p text:style-name="P24"><text:span text:style-name="T16">unit VARCHAR(10),</text:span></text:p>
      <text:p text:style-name="P24"><text:span text:style-name="T16">status VARCHAR(50) NOT NULL,</text:span></text:p>
      <text:p text:style-name="P24"><text:span text:style-name="T16">created_at DATETIME NOT NULL,</text:span></text:p>
      <text:p text:style-name="P25">PRIMARY KEY (name, macAddr),</text:p>
      <text:p text:style-name="P25">CONSTRAINT fk_device FOREIGN KEY (macAddr) REFERENCES device(macAddr) ON DELETE CASCADE</text:p>
      <text:p text:style-name="P21">)</text:p>
      <text:p text:style-name="Text_20_body"/>
      <text:p text:style-name="P22"><text:span text:style-name="T14">InFluxDB: </text:span><text:span text:style-name="T15"> </text:span><text:span text:style-name="T13">tên database: </text:span><text:span text:style-name="T14">icse_iot</text:span></text:p>
      <text:p text:style-name="P16">logs:</text:p>
      <text:p text:style-name="P16">time | macAddr (tag) | name (tag) | status (field - String)</text:p>
      <text:p text:style-name="Text_20_body"/>
      <text:p text:style-name="P16">data:</text:p>
      <text:p text:style-name="P16">time | macAddr (tag)  | name (tag) | value (field - Float)</text:p>
      <text:p text:style-name="Text_20_body"/>
      <text:p text:style-name="P18">Các APIs:</text:p>
      <text:p text:style-name="Text_20_body"/>
      <text:p text:style-name="P26">1. /device/api/info</text:p>
      <text:p text:style-name="P26">param: null </text:p>
      <text:p text:style-name="P26">return:</text:p>
      <text:p text:style-name="P28"><text:span text:style-name="T18">[<text:line-break/></text:span><text:span text:style-name="T20">   </text:span><text:span text:style-name="T18">{<text:line-break/></text:span><text:span text:style-name="T20">       </text:span><text:span text:style-name="T18">macAddr: , <text:line-break/></text:span><text:span text:style-name="T20">       </text:span><text:span text:style-name="T18">deviceType: , <text:line-break/></text:span><text:span text:style-name="T20">       </text:span><text:span text:style-name="T18">deviceStatus: , <text:line-break/></text:span><text:span text:style-name="T20">       </text:span><text:span text:style-name="T18">createdAt: "2017-11-15T13:15:23.487818761Z" <text:line-break/></text:span><text:span text:style-name="T20">   </text:span><text:span text:style-name="T18">}, <text:line-break/></text:span><text:soft-page-break/><text:span text:style-name="T20">   </text:span><text:span text:style-name="T18">...<text:line-break/>]</text:span></text:p>
      <text:p text:style-name="P27">2. /sensor/api/info</text:p>
      <text:p text:style-name="P27">param: null </text:p>
      <text:p text:style-name="P27">return:</text:p>
      <text:p text:style-name="P28"><text:span text:style-name="T18">[<text:line-break/></text:span><text:span text:style-name="T20">   </text:span><text:span text:style-name="T18">{<text:line-break/></text:span><text:span text:style-name="T20">       </text:span><text:span text:style-name="T18">macAddr: , <text:line-break/></text:span><text:span text:style-name="T20">       </text:span><text:span text:style-name="T18">sensorID: , <text:line-break/></text:span><text:span text:style-name="T20">       </text:span><text:span text:style-name="T18">sensorStatus: , <text:line-break/></text:span><text:span text:style-name="T20">       </text:span><text:span text:style-name="T18">createdAt: "2017-11-15T13:15:23.487818761Z" <text:line-break/></text:span><text:span text:style-name="T20">   </text:span><text:span text:style-name="T18">}, <text:line-break/></text:span><text:span text:style-name="T20">   </text:span><text:span text:style-name="T18">...<text:line-break/>]</text:span></text:p>
      <text:p text:style-name="P27">3. /device/api/logs?macAddr=</text:p>
      <text:p text:style-name="P27">param: macAddr - mac address of device</text:p>
      <text:p text:style-name="P27">return:</text:p>
      <text:p text:style-name="P28"><text:span text:style-name="T18">[<text:line-break/></text:span><text:span text:style-name="T20">   </text:span><text:span text:style-name="T18">{<text:line-break/></text:span><text:span text:style-name="T20">       </text:span><text:span text:style-name="T18">time: "2017-11-15T13:15:23.487818761Z" , <text:line-break/></text:span><text:span text:style-name="T20">       </text:span><text:span text:style-name="T18">deviceStatus: , <text:line-break/></text:span><text:span text:style-name="T20">   </text:span><text:span text:style-name="T18">}, <text:line-break/></text:span><text:span text:style-name="T20">   </text:span><text:span text:style-name="T18">...<text:line-break/>]</text:span></text:p>
      <text:p text:style-name="P27">4. /sensor/api/logs?sensorID=</text:p>
      <text:p text:style-name="P27">param: sensorID - id of sensor</text:p>
      <text:p text:style-name="P27">return:</text:p>
      <text:p text:style-name="P28"><text:soft-page-break/><text:span text:style-name="T18">[<text:line-break/></text:span><text:span text:style-name="T20">   </text:span><text:span text:style-name="T18">{<text:line-break/></text:span><text:span text:style-name="T20">       </text:span><text:span text:style-name="T18">time: "2017-11-15T13:15:23.487818761Z" , <text:line-break/></text:span><text:span text:style-name="T20">       </text:span><text:span text:style-name="T18">sensorStatus: , <text:line-break/></text:span><text:span text:style-name="T20">   </text:span><text:span text:style-name="T18">}, <text:line-break/></text:span><text:span text:style-name="T20">   </text:span><text:span text:style-name="T18">...<text:line-break/>]</text:span></text:p>
      <text:p text:style-name="P27">5. /realtime-chart/api/device/initData?macAddr=</text:p>
      <text:p text:style-name="P27">param: macAddr - mac address of device</text:p>
      <text:p text:style-name="P27">return</text:p>
      <text:p text:style-name="P28"><text:span text:style-name="T18">[<text:line-break/></text:span><text:span text:style-name="T20">   </text:span><text:span text:style-name="T18">// group line chart 1<text:line-break/></text:span><text:span text:style-name="T20">   </text:span><text:span text:style-name="T18">{<text:line-break/></text:span><text:span text:style-name="T20">       </text:span><text:span text:style-name="T18">unit: "C / %" , <text:line-break/></text:span><text:span text:style-name="T20">       </text:span><text:span text:style-name="T18">lines: [{<text:line-break/></text:span><text:span text:style-name="T20">           </text:span><text:span text:style-name="T18">macAddr: "5C:3B:1A:16:2A",<text:line-break/></text:span><text:span text:style-name="T20">           </text:span><text:span text:style-name="T18">sensorID: "5C:3B:1A:16:2A-DHT11",<text:line-break/></text:span><text:span text:style-name="T20">           </text:span><text:span text:style-name="T18">unit: "C",<text:line-break/></text:span><text:span text:style-name="T20">           </text:span><text:span text:style-name="T18">timeSeriesData: [<text:line-break/></text:span><text:span text:style-name="T20">               </text:span><text:span text:style-name="T18">{ time: "2017-11-15T17:56:16.955Z", value: 20},<text:line-break/></text:span><text:span text:style-name="T20">               </text:span><text:span text:style-name="T18">...<text:line-break/></text:span><text:span text:style-name="T20">           </text:span><text:span text:style-name="T18">]<text:line-break/></text:span><text:span text:style-name="T20">       </text:span><text:span text:style-name="T18">}, ...],<text:line-break/></text:span><text:span text:style-name="T20">   </text:span><text:span text:style-name="T18">}, <text:line-break/></text:span><text:span text:style-name="T20">   </text:span><text:span text:style-name="T18">// group line chart i<text:line-break/></text:span><text:span text:style-name="T20">   </text:span><text:span text:style-name="T18">...<text:line-break/>]</text:span></text:p>
      <text:p text:style-name="P27">6. /realtime-chart/api/sensor/latestData?macAddr="MAC"&amp;sensorIDs=sensorID1,sensorID2,…</text:p>
      <text:p text:style-name="P27">param: sensorIDs - list of sensor id</text:p>
      <text:p text:style-name="P27"><text:soft-page-break/>return</text:p>
      <text:p text:style-name="P28"><text:span text:style-name="T18">[<text:line-break/></text:span><text:span text:style-name="T20">   </text:span><text:span text:style-name="T18">// sensor 1<text:line-break/></text:span><text:span text:style-name="T20">   </text:span><text:span text:style-name="T18">{<text:line-break/></text:span><text:span text:style-name="T20">       </text:span><text:span text:style-name="T18">macAddr: "5C:3B:1A:16:2A",<text:line-break/></text:span><text:span text:style-name="T20">       </text:span><text:span text:style-name="T18">sensorID: "5C:3B:1A:16:2A-DHT11",<text:line-break/></text:span><text:span text:style-name="T20">       </text:span><text:span text:style-name="T18">unit: "C",<text:line-break/></text:span><text:span text:style-name="T20">       </text:span><text:span text:style-name="T18">timeSeriesData: [<text:line-break/></text:span><text:span text:style-name="T20">           </text:span><text:span text:style-name="T18">{<text:line-break/></text:span><text:span text:style-name="T20">               </text:span><text:span text:style-name="T18">time: "2017-11-15T18:08:42.541Z",<text:line-break/></text:span><text:span text:style-name="T20">               </text:span><text:span text:style-name="T18">value: 25<text:line-break/></text:span><text:span text:style-name="T20">           </text:span><text:span text:style-name="T18">},<text:line-break/></text:span><text:span text:style-name="T20">           </text:span><text:span text:style-name="T18">...<text:line-break/></text:span><text:span text:style-name="T20">       </text:span><text:span text:style-name="T18">]<text:line-break/></text:span><text:span text:style-name="T20">   </text:span><text:span text:style-name="T18">},<text:line-break/></text:span><text:span text:style-name="T20">   </text:span><text:span text:style-name="T18">// sensor i<text:line-break/></text:span><text:span text:style-name="T20">   </text:span><text:span text:style-name="T18">...<text:line-break/>]</text:span></text:p>
      <text:p text:style-name="P18">Câu 3:</text:p>
      <text:p text:style-name="P20">Cơ chế giúp đăng kí các deivces và sensors mới, monitor trạng thái của các device:</text:p>
      <text:p text:style-name="Text_20_body"/>
      <text:p text:style-name="P20">- Khi device được nạp code lần đầu thì sẽ gửi thông tin đăng kí bao gồm địa chỉ MAC và thông tin về các sensors có trên nó lên Node-red và gửi 10s 1 lần cho tới khi nhận lại được thông điệp từ Node-red báo đã đăng kí thành công thì mới bắt đầu lấy dữ liệu và gửi lên.</text:p>
      <text:p text:style-name="P20">Node-red khi nhận được thông tin này sẽ kiểm tra xem device và các sensor đã có trong cơ sở dữ liệu chưa. Nếu chưa có thì lưu dữ liệu. Sau đó gửi lại message thông báo đăng kí thành công cho Node-red (do đó ở đây device sẽ luôn nhận được message thông báo đăng kí thành công khi gửi đăng kí để <text:soft-page-break/>tránh phải xử lý nhiều định dạng message).</text:p>
      <text:p text:style-name="P20">- Để monitor trạng thái của device và sensors, </text:p>
      <text:p text:style-name="P20">+ Monitor trạng thái của sensors: mỗi lần nhận được dữ liệu sẽ lấy tất cả  kiểm tra định dạng dữ liệu của từng sensor, ví dụ như dữ liệu nhiệt độ sẽ nằm trong khoảng 1-&gt;100 ... nếu như không đúng định dạng thì sẽ chuyển tr</text:p>
      <text:p text:style-name="P20">ta sẽ thực hiện kiểm tra trên node-red bằng cách thiết lập 1 timeInterval, cứ sau mỗi 5s sẽ gửi request lấy các thông tin về device và sensors </text:p>
      <text:p text:style-name="P14"><text:line-break/><text:line-break/><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Verdana" svg:font-family="Verdana"/>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6T14:35:18.341542436</meta:creation-date>
    <dc:date>2017-11-23T01:06:29.126222009</dc:date>
    <meta:editing-duration>PT10H50M8S</meta:editing-duration>
    <meta:editing-cycles>5</meta:editing-cycles>
    <meta:generator>LibreOffice/4.2.8.2$Linux_X86_64 LibreOffice_project/420m0$Build-2</meta:generator>
    <meta:document-statistic meta:table-count="0" meta:image-count="0" meta:object-count="0" meta:page-count="8" meta:paragraph-count="139" meta:word-count="967" meta:character-count="5737" meta:non-whitespace-character-count="4510"/>
  </office:meta>
</office:document-meta>
</file>